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22cm"/>
    </style:style>
    <style:style style:name="co3" style:family="table-column">
      <style:table-column-properties fo:break-before="auto" style:column-width="3.538cm"/>
    </style:style>
    <style:style style:name="co4" style:family="table-column">
      <style:table-column-properties fo:break-before="auto" style:column-width="2.637cm"/>
    </style:style>
    <style:style style:name="co5" style:family="table-column">
      <style:table-column-properties fo:break-before="auto" style:column-width="2.81cm"/>
    </style:style>
    <style:style style:name="co6" style:family="table-column">
      <style:table-column-properties fo:break-before="auto" style:column-width="3.018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50" table:default-cell-style-name="ce2"/>
        <table:table-row table:style-name="ro1">
          <table:table-cell table:style-name="ce1" office:value-type="string">
            <text:p>Protocole</text:p>
          </table:table-cell>
          <table:table-cell table:style-name="ce1" office:value-type="string">
            <text:p>Nombre de noeuds totaux</text:p>
          </table:table-cell>
          <table:table-cell table:style-name="ce1" office:value-type="string">
            <text:p>Temps de simulation (s)</text:p>
          </table:table-cell>
          <table:table-cell table:style-name="ce1" office:value-type="string">
            <text:p>Taille du parc (m²)</text:p>
          </table:table-cell>
          <table:table-cell table:style-name="ce1" office:value-type="string">
            <text:p>Nombre de noeuds actifs</text:p>
          </table:table-cell>
          <table:table-cell table:style-name="ce1" office:value-type="string">
            <text:p>Débit des noeuds actifs (paquets/s)</text:p>
          </table:table-cell>
          <table:table-cell table:style-name="ce1" office:value-type="string">
            <text:p>Temps de pause (s)</text:p>
          </table:table-cell>
          <table:table-cell table:style-name="ce1" office:value-type="string">
            <text:p>N° de graph</text:p>
          </table:table-cell>
          <table:table-cell table:number-columns-repeated="248"/>
        </table:table-row>
        <table:table-row table:style-name="ro2">
          <table:table-cell table:style-name="ce1" office:value-type="string" table:number-columns-spanned="1" table:number-rows-spanned="56">
            <text:p>DSR</text:p>
          </table:table-cell>
          <table:table-cell table:style-name="ce1" office:value-type="float" office:value="50" table:number-columns-spanned="1" table:number-rows-spanned="28">
            <text:p>50</text:p>
          </table:table-cell>
          <table:table-cell table:style-name="ce1" office:value-type="float" office:value="900" table:number-columns-spanned="1" table:number-rows-spanned="28">
            <text:p>900</text:p>
          </table:table-cell>
          <table:table-cell table:style-name="ce1" office:value-type="string" table:number-columns-spanned="1" table:number-rows-spanned="28">
            <text:p>1500 x 300</text:p>
          </table:table-cell>
          <table:table-cell table:style-name="ce1" office:value-type="float" office:value="10" table:number-columns-spanned="1" table:number-rows-spanned="7">
            <text:p>1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 table:number-columns-spanned="1" table:number-rows-spanned="7">
            <text:p>1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 office:value-type="float" office:value="1">
            <text:p>1</text:p>
          </table:covered-table-cell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20" table:number-columns-spanned="1" table:number-rows-spanned="7">
            <text:p>2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 table:number-columns-spanned="1" table:number-rows-spanned="7">
            <text:p>2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30" table:number-columns-spanned="1" table:number-rows-spanned="7">
            <text:p>3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 table:number-columns-spanned="1" table:number-rows-spanned="7">
            <text:p>3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40" table:number-columns-spanned="1" table:number-rows-spanned="7">
            <text:p>40</text:p>
          </table:table-cell>
          <table:table-cell table:style-name="ce1" office:value-type="float" office:value="3" table:number-columns-spanned="1" table:number-rows-spanned="7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style-name="ce1"/>
          <table:table-cell table:style-name="ce1" office:value-type="float" office:value="100" table:number-columns-spanned="1" table:number-rows-spanned="28">
            <text:p>100</text:p>
          </table:table-cell>
          <table:table-cell table:style-name="ce1" office:value-type="float" office:value="500" table:number-columns-spanned="1" table:number-rows-spanned="28">
            <text:p>500</text:p>
          </table:table-cell>
          <table:table-cell table:style-name="ce1" office:value-type="string" table:number-columns-spanned="1" table:number-rows-spanned="28">
            <text:p>2200 x 600</text:p>
          </table:table-cell>
          <table:table-cell table:style-name="ce1" office:value-type="float" office:value="10" table:number-columns-spanned="1" table:number-rows-spanned="7">
            <text:p>1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 table:number-columns-spanned="1" table:number-rows-spanned="7">
            <text:p>5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20" table:number-columns-spanned="1" table:number-rows-spanned="7">
            <text:p>2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 table:number-columns-spanned="1" table:number-rows-spanned="7">
            <text:p>6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30" table:number-columns-spanned="1" table:number-rows-spanned="7">
            <text:p>3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 table:number-columns-spanned="1" table:number-rows-spanned="7">
            <text:p>7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40" table:number-columns-spanned="1" table:number-rows-spanned="7">
            <text:p>40</text:p>
          </table:table-cell>
          <table:table-cell table:style-name="ce1" office:value-type="float" office:value="3" table:number-columns-spanned="1" table:number-rows-spanned="7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 table:number-columns-spanned="1" table:number-rows-spanned="7">
            <text:p>8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table-cell table:style-name="ce1" office:value-type="string" table:number-columns-spanned="1" table:number-rows-spanned="56">
            <text:p>AODV</text:p>
          </table:table-cell>
          <table:table-cell table:style-name="ce1" office:value-type="float" office:value="50" table:number-columns-spanned="1" table:number-rows-spanned="28">
            <text:p>50</text:p>
          </table:table-cell>
          <table:table-cell table:style-name="ce1" office:value-type="float" office:value="900" table:number-columns-spanned="1" table:number-rows-spanned="28">
            <text:p>900</text:p>
          </table:table-cell>
          <table:table-cell table:style-name="ce1" office:value-type="string" table:number-columns-spanned="1" table:number-rows-spanned="28">
            <text:p>1500 x 300</text:p>
          </table:table-cell>
          <table:table-cell table:style-name="ce1" office:value-type="float" office:value="10" table:number-columns-spanned="1" table:number-rows-spanned="7">
            <text:p>1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 table:number-columns-spanned="1" table:number-rows-spanned="7">
            <text:p>9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 office:value-type="float" office:value="1">
            <text:p>1</text:p>
          </table:covered-table-cell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20" table:number-columns-spanned="1" table:number-rows-spanned="7">
            <text:p>2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" table:number-columns-spanned="1" table:number-rows-spanned="7">
            <text:p>10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30" table:number-columns-spanned="1" table:number-rows-spanned="7">
            <text:p>3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" table:number-columns-spanned="1" table:number-rows-spanned="7">
            <text:p>11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40" table:number-columns-spanned="1" table:number-rows-spanned="7">
            <text:p>40</text:p>
          </table:table-cell>
          <table:table-cell table:style-name="ce1" office:value-type="float" office:value="3" table:number-columns-spanned="1" table:number-rows-spanned="7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" table:number-columns-spanned="1" table:number-rows-spanned="7">
            <text:p>12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style-name="ce1"/>
          <table:table-cell table:style-name="ce1" office:value-type="float" office:value="100" table:number-columns-spanned="1" table:number-rows-spanned="28">
            <text:p>100</text:p>
          </table:table-cell>
          <table:table-cell table:style-name="ce1" office:value-type="float" office:value="500" table:number-columns-spanned="1" table:number-rows-spanned="28">
            <text:p>500</text:p>
          </table:table-cell>
          <table:table-cell table:style-name="ce1" office:value-type="string" table:number-columns-spanned="1" table:number-rows-spanned="28">
            <text:p>2200 x 600</text:p>
          </table:table-cell>
          <table:table-cell table:style-name="ce1" office:value-type="float" office:value="10" table:number-columns-spanned="1" table:number-rows-spanned="7">
            <text:p>1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" table:number-columns-spanned="1" table:number-rows-spanned="7">
            <text:p>13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20" table:number-columns-spanned="1" table:number-rows-spanned="7">
            <text:p>2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" table:number-columns-spanned="1" table:number-rows-spanned="7">
            <text:p>14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30" table:number-columns-spanned="1" table:number-rows-spanned="7">
            <text:p>3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" table:number-columns-spanned="1" table:number-rows-spanned="7">
            <text:p>15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40" table:number-columns-spanned="1" table:number-rows-spanned="7">
            <text:p>40</text:p>
          </table:table-cell>
          <table:table-cell table:style-name="ce1" office:value-type="float" office:value="3" table:number-columns-spanned="1" table:number-rows-spanned="7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" table:number-columns-spanned="1" table:number-rows-spanned="7">
            <text:p>16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3" table:number-rows-repeated="6542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20">20/02/2006</text:date>, <text:time>12:5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papuch papuch</meta:initial-creator>
    <meta:creation-date>2006-02-20T12:36:27</meta:creation-date>
    <dc:creator>papuch papuch</dc:creator>
    <dc:date>2006-02-20T12:50:13</dc:date>
    <dc:language>fr-FR</dc:language>
    <meta:editing-cycles>8</meta:editing-cycles>
    <meta:editing-duration>PT13M49S</meta:editing-duration>
    <meta:user-defined meta:name="Info 1"/>
    <meta:user-defined meta:name="Info 2"/>
    <meta:user-defined meta:name="Info 3"/>
    <meta:user-defined meta:name="Info 4"/>
    <meta:document-statistic meta:table-count="3" meta:cell-count="184"/>
  </office:meta>
</office:document-meta>
</file>